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Bitstream Charter"/>
    </style:style>
    <style:style style:name="P2" style:family="paragraph" style:parent-style-name="Standard">
      <style:paragraph-properties fo:text-align="start" style:justify-single-word="false"/>
      <style:text-properties fo:color="#000000" style:font-name="Bitstream Charter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Bitstream Charter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99ff" style:font-name="Bitstream Charter"/>
    </style:style>
    <style:style style:name="P5" style:family="paragraph" style:parent-style-name="Standard">
      <style:paragraph-properties fo:text-align="center" style:justify-single-word="false"/>
      <style:text-properties fo:color="#0099ff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 style:font-name="Bitstream Charter"/>
    </style:style>
    <style:style style:name="P7" style:family="paragraph" style:parent-style-name="Standard">
      <style:paragraph-properties fo:text-align="start" style:justify-single-word="false"/>
      <style:text-properties fo:color="#000000" style:font-name="Bitstream Charter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color="#000000" style:font-name="Bitstream Charter"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Bitstream Charter" fo:font-size="14pt" fo:font-weight="normal" fo:background-color="#cccccc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Bitstream Charter" fo:font-size="14pt" fo:font-weight="normal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Bitstream Charter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font-name="Bitstream Charter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Bitstream Charter" fo:font-size="12pt" fo:font-weight="normal" fo:background-color="transparent" style:font-size-asian="12pt" style:font-weight-asian="normal" style:font-size-complex="12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background-color="#ccccc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background-color="transparen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background-color="transparent"/>
    </style:style>
    <style:style style:name="T8" style:family="text">
      <style:text-properties fo:font-size="22pt" style:font-size-asian="22pt" style:font-size-complex="22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8">Les machines du Cluster Resilience</text:span> </text:p>
      <text:p text:style-name="P5"/>
      <text:p text:style-name="P5"/>
      <text:p text:style-name="P5"/>
      <text:p text:style-name="P1"/>
      <text:p text:style-name="P2">Nœuds <text:s/>physiques:</text:p>
      <text:p text:style-name="P2"/>
      <text:list xml:id="list822368029" text:style-name="L1">
        <text:list-item>
          <text:p text:style-name="P6">10.10.4.170 node1: <text:s/>gère le serveur DHCP6 et les nœuds (VM) de slapN1 à slapN4</text:p>
        </text:list-item>
        <text:list-item>
          <text:p text:style-name="P6">10.10.4.169 node2: gère les nœuds (VM) de slapN5 à slapN7</text:p>
        </text:list-item>
      </text:list>
      <text:p text:style-name="P1"/>
      <text:p text:style-name="P1"/>
      <text:p text:style-name="P2">Nœuds <text:s/>virtuels :</text:p>
      <text:p text:style-name="P3"/>
      <text:list xml:id="list452493353" text:style-name="L2">
        <text:list-item>
          <text:p text:style-name="P8">slapN1 10.10.4.179</text:p>
        </text:list-item>
        <text:list-item>
          <text:p text:style-name="P8">slapN2 10.10.4.148</text:p>
        </text:list-item>
        <text:list-item>
          <text:p text:style-name="P8">slapN3 10.10.4.122</text:p>
        </text:list-item>
        <text:list-item>
          <text:p text:style-name="P8">slapN4 10.10.4.189</text:p>
        </text:list-item>
        <text:list-item>
          <text:p text:style-name="P8">slapN5 10.10.4.124</text:p>
        </text:list-item>
        <text:list-item>
          <text:p text:style-name="P8">slapN6 10.10.4.128</text:p>
        </text:list-item>
        <text:list-item>
          <text:p text:style-name="P8">slapN7 10.10.4.173</text:p>
        </text:list-item>
      </text:list>
      <text:p text:style-name="P3"/>
      <text:p text:style-name="P3"><text:span text:style-name="T3">- Les certificats des nœuds slapOS:</text:span> sont stocker dans le fichier certSlapos.</text:p>
      <text:p text:style-name="P3"/>
      <text:p text:style-name="P2">- Pour se connecter aux instances sur les nœuds slapOS, il faudrait passer par un tunnel ssh:</text:p>
      <text:p text:style-name="P2"/>
      <text:p text:style-name="P3">Par exemple pour accéder à une instance du Slaprunner <text:span text:style-name="T7">(</text:span><text:span text:style-name="T5">[fd88:9fde:bd6e:f57a:f56d:9d83:ed10:6aab]:50000) </text:span><text:span text:style-name="T7"><text:s/></text:span>via FireFox, il faut d'abord créer un tunnel ssh vers l'une des machines du cluster.</text:p>
      <text:p text:style-name="P3"/>
      <text:p text:style-name="P12"><text:span text:style-name="T2">ssh -N -T -L 3128:[fd88:9fde:bd6e:f57a:f56d:9d83:ed10:6aab]:50000 </text:span><text:a xlink:type="simple" xlink:href="mailto:root@10.10.4.170"><text:span text:style-name="T2">root@10.10.4.170</text:span></text:a></text:p>
      <text:p text:style-name="P12"/>
      <text:p text:style-name="P3">A partir de ce tunnel on peut accéder à l'instance du Slaprunner en utilisant l'adresse:</text:p>
      <text:p text:style-name="P9"><text:a xlink:type="simple" xlink:href="http://localhost:3128/">http://localhost:3128</text:a></text:p>
      <text:p text:style-name="P9"/>
      <text:p text:style-name="P9"/>
      <text:p text:style-name="P9"/>
      <text:p text:style-name="P10"><text:span text:style-name="T3">- Compte sur le site slapos.org alias vifib.net :</text:span></text:p>
      <text:p text:style-name="P10"><text:tab/><text:span text:style-name="T6">username:</text:span><text:span text:style-name="T4"> resilience</text:span></text:p>
      <text:p text:style-name="P13"><text:tab/><text:span text:style-name="T3">password: </text:span>lahoucine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houcine </meta:initial-creator>
    <meta:creation-date>2012-09-12T14:51:17</meta:creation-date>
    <dc:date>2012-09-13T17:48:38</dc:date>
    <dc:creator>lahoucine </dc:creator>
    <meta:editing-duration>PT4H27M29S</meta:editing-duration>
    <meta:editing-cycles>33</meta:editing-cycles>
    <meta:generator>LibreOffice/3.4$Unix LibreOffice_project/340m1$Build-402</meta:generator>
    <meta:document-statistic meta:table-count="0" meta:image-count="0" meta:object-count="0" meta:page-count="1" meta:paragraph-count="21" meta:word-count="146" meta:character-count="980" meta:non-whitespace-character-count="857"/>
  </office:meta>
</office:document-meta>
</file>